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gg sans" svg:font-family="'gg sans', 'Noto Sans', 'Helvetica Neue', Helvetica,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list-style-name="WWNum33"/>
    <style:style style:name="P15" style:family="paragraph" style:parent-style-name="Standard">
      <style:text-properties style:font-name="Times New Roman1" fo:font-size="12pt"/>
    </style:style>
    <style:style style:name="P16" style:family="paragraph" style:parent-style-name="Standard" style:list-style-name="WWNum33">
      <style:text-properties style:font-name="Times New Roman1" fo:font-size="12pt"/>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style:style style:name="T2" style:family="text">
      <style:text-properties fo:font-variant="normal" fo:text-transform="none" style:font-name="gg sans" fo:font-size="12pt" fo:letter-spacing="normal" fo:font-style="normal" fo:font-weight="normal"/>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style:font-name="Times New Roman1" fo:font-size="12pt" fo:letter-spacing="normal"/>
    </style:style>
    <style:style style:name="T6" style:family="text">
      <style:text-properties fo:font-variant="normal" fo:text-transform="none" style:font-name="Times New Roman1" fo:font-size="12pt" fo:letter-spacing="normal" fo:font-style="normal" fo:font-weight="normal"/>
    </style:style>
    <style:style style:name="T7"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11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8452857778193170725" text:style-name="WWNum33">
        <text:list-item>
          <text:p text:style-name="P16">Commit #543 – Update – 'gpio_ds18b20.py' can be passed a flag to disable smoothing and exponential weighted moving average. If no argument is used, then the feature is enabled, if a '1' argument is passed, then the feature is disabled eg. 'python gpio_ds18b20.py 1''.</text:p>
        </text:list-item>
        <text:list-item>
          <text:p text:style-name="P14">Commit #543 – New Feature – 'check_ds18b20_1.php'', alternative 'watchdog' script <text:span text:style-name="T7">for</text:span> python script 'gpio_ds18b20.py', will pass a 1 argument to disable smoothing and exponential weighted moving average.</text:p>
        </text:list-item>
        <text:list-item>
          <text:p text:style-name="P14"><text:span text:style-name="T7">Commit #543 – Update – 'gpio_ds18b20.py' modified to </text:span><text:span text:style-name="T6">make it compatible with systems where the 1-wire interface is configured to operate on more than one GPIO pin.</text:span><text:span text:style-name="T5"> </text:span></text:p>
        </text:list-item>
      </text:list>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4">make it compatible with systems where the 1-wire interface is configured to operate on more than one GPIO pin.</text:span><text:span text:style-name="T3">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gg sans" svg:font-family="'gg sans', 'Noto Sans', 'Helvetica Neue', Helvetica,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8</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11T17:45:42.62</dc:date>
    <meta:print-date>2024-04-17T07:07:00Z</meta:print-date>
    <meta:editing-cycles>130</meta:editing-cycles>
    <meta:editing-duration>P2DT10H26M55S</meta:editing-duration>
    <meta:document-statistic meta:table-count="48" meta:image-count="0" meta:object-count="0" meta:page-count="50" meta:paragraph-count="3165" meta:word-count="12224" meta:character-count="76972"/>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